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cm" svg:height="2cm" svg:x="1.5cm" svg:y="3cm">
          <text:p text:style-name="P1"><text:span text:style-name="T1">Sensore</text:span></text:p>
          <text:p text:style-name="P1"><text:span text:style-name="T1">QRB1134</text:span></text:p>
        </draw:rect>
        <draw:rect draw:style-name="gr1" draw:text-style-name="P2" draw:layer="layout" svg:width="3cm" svg:height="2cm" svg:x="1.5cm" svg:y="7cm">
          <text:p text:style-name="P1"><text:span text:style-name="T1">Sensore</text:span></text:p>
          <text:p text:style-name="P1"><text:span text:style-name="T1">QRB1134</text:span></text:p>
        </draw:rect>
        <draw:rect draw:style-name="gr1" draw:text-style-name="P2" draw:layer="layout" svg:width="3cm" svg:height="2cm" svg:x="1.5cm" svg:y="11cm">
          <text:p text:style-name="P1"><text:span text:style-name="T1">Sensore</text:span></text:p>
          <text:p text:style-name="P1"><text:span text:style-name="T1">QRB1134</text:span></text:p>
        </draw:rect>
        <draw:rect draw:style-name="gr1" draw:text-style-name="P2" draw:layer="layout" svg:width="3cm" svg:height="2cm" svg:x="1.5cm" svg:y="14cm">
          <text:p text:style-name="P1"><text:span text:style-name="T1">Sensore di</text:span></text:p>
          <text:p text:style-name="P1"><text:span text:style-name="T1">contatto</text:span></text:p>
          <text:p text:style-name="P1"><text:span text:style-name="T1">digitale</text:span></text:p>
        </draw:rect>
        <draw:rect draw:style-name="gr1" draw:text-style-name="P2" draw:layer="layout" svg:width="3cm" svg:height="2cm" svg:x="1.5cm" svg:y="17cm">
          <text:p text:style-name="P1"><text:span text:style-name="T1">Sensore di</text:span></text:p>
          <text:p text:style-name="P1"><text:span text:style-name="T1">contatto</text:span></text:p>
          <text:p text:style-name="P1"><text:span text:style-name="T1">digitale</text:span></text:p>
        </draw:rect>
        <draw:rect draw:style-name="gr1" draw:text-style-name="P2" draw:layer="layout" svg:width="3.5cm" svg:height="2cm" svg:x="5.5cm" svg:y="3cm">
          <text:p text:style-name="P1"><text:span text:style-name="T1">Condizionamento</text:span></text:p>
          <text:p text:style-name="P1"><text:span text:style-name="T1">corrente</text:span></text:p>
          <text:p text:style-name="P1"><text:span text:style-name="T1">tensione</text:span></text:p>
        </draw:rect>
        <draw:rect draw:style-name="gr1" draw:text-style-name="P2" draw:layer="layout" svg:width="3.5cm" svg:height="2cm" svg:x="5.5cm" svg:y="7cm">
          <text:p text:style-name="P1"><text:span text:style-name="T1">Condizionamento</text:span></text:p>
          <text:p text:style-name="P1"><text:span text:style-name="T1">corrente</text:span></text:p>
          <text:p text:style-name="P1"><text:span text:style-name="T1">tensione</text:span></text:p>
        </draw:rect>
        <draw:rect draw:style-name="gr1" draw:text-style-name="P2" draw:layer="layout" svg:width="3.5cm" svg:height="2cm" svg:x="5.5cm" svg:y="11cm">
          <text:p text:style-name="P1"><text:span text:style-name="T1">Condizionamento</text:span></text:p>
          <text:p text:style-name="P1"><text:span text:style-name="T1">corrente</text:span></text:p>
          <text:p text:style-name="P1"><text:span text:style-name="T1">tensione</text:span></text:p>
        </draw:rect>
        <draw:rect draw:style-name="gr1" draw:text-style-name="P2" draw:layer="layout" svg:width="3.5cm" svg:height="2cm" svg:x="10cm" svg:y="3cm">
          <text:p text:style-name="P1"><text:span text:style-name="T1">Comparatore</text:span></text:p>
          <text:p text:style-name="P1"><text:span text:style-name="T1">(Conversione A/D)</text:span></text:p>
        </draw:rect>
        <draw:rect draw:style-name="gr1" draw:text-style-name="P2" draw:layer="layout" svg:width="3.5cm" svg:height="2cm" svg:x="10cm" svg:y="7cm">
          <text:p text:style-name="P1"><text:span text:style-name="T1">Comparatore</text:span></text:p>
          <text:p text:style-name="P1"><text:span text:style-name="T1">(Conversione A/D)</text:span></text:p>
        </draw:rect>
        <draw:rect draw:style-name="gr1" draw:text-style-name="P2" draw:layer="layout" svg:width="3.5cm" svg:height="2cm" svg:x="10cm" svg:y="11cm">
          <text:p text:style-name="P1"><text:span text:style-name="T1">Comparatore</text:span></text:p>
          <text:p text:style-name="P1"><text:span text:style-name="T1">(Conversione A/D)</text:span></text:p>
        </draw:rect>
        <draw:rect draw:style-name="gr1" draw:text-style-name="P2" draw:layer="layout" svg:width="1.5cm" svg:height="0.5cm" svg:x="11cm" svg:y="1.5cm">
          <text:p text:style-name="P1"><text:span text:style-name="T1">Vref</text:span></text:p>
        </draw:rect>
        <draw:rect draw:style-name="gr1" draw:text-style-name="P2" draw:layer="layout" svg:width="1.5cm" svg:height="0.5cm" svg:x="11cm" svg:y="5.5cm">
          <text:p text:style-name="P1"><text:span text:style-name="T1">Vref</text:span></text:p>
        </draw:rect>
        <draw:rect draw:style-name="gr1" draw:text-style-name="P2" draw:layer="layout" svg:width="1.5cm" svg:height="0.5cm" svg:x="11cm" svg:y="9.5cm">
          <text:p text:style-name="P1"><text:span text:style-name="T1">Vref</text:span></text:p>
        </draw:rect>
        <draw:custom-shape draw:style-name="gr2" draw:text-style-name="P3" draw:layer="layout" svg:width="0.5cm" svg:height="1cm" svg:x="11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5cm" svg:height="1cm" svg:x="11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5cm" svg:height="1cm" svg:x="11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0.5cm" svg:x="4.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0.5cm" svg:x="4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0.5cm" svg:x="4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0.5cm" svg:x="9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0.5cm" svg:x="9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cm" svg:height="0.5cm" svg:x="9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3.5cm" svg:height="16cm" svg:x="15cm" svg:y="3cm">
          <text:p text:style-name="P1"><text:span text:style-name="T1">M <text:s text:c="4"/>P</text:span></text:p>
          <text:p text:style-name="P1"><text:span text:style-name="T1">I <text:s text:c="6"/>I</text:span></text:p>
          <text:p text:style-name="P1"><text:span text:style-name="T1">C <text:s text:c="4"/>C</text:span></text:p>
          <text:p text:style-name="P1"><text:span text:style-name="T1">R <text:s text:c="5"/>1</text:span></text:p>
          <text:p text:style-name="P1"><text:span text:style-name="T1">O <text:s text:c="5"/>6</text:span></text:p>
          <text:p text:style-name="P1"><text:span text:style-name="T1">C <text:s text:c="5"/>F</text:span></text:p>
          <text:p text:style-name="P1"><text:span text:style-name="T1">O <text:s text:c="5"/>8</text:span></text:p>
          <text:p text:style-name="P1"><text:span text:style-name="T1">N <text:s text:c="5"/>7</text:span></text:p>
          <text:p text:style-name="P1"><text:span text:style-name="T1">T <text:s text:c="6"/>7</text:span></text:p>
          <text:p text:style-name="P1"><text:span text:style-name="T1">R <text:s text:c="7"/></text:span></text:p>
          <text:p text:style-name="P1"><text:span text:style-name="T1">O <text:s text:c="7"/></text:span></text:p>
          <text:p text:style-name="P1"><text:span text:style-name="T1">L <text:s text:c="7"/></text:span></text:p>
          <text:p text:style-name="P1"><text:span text:style-name="T1">L <text:s text:c="6"/></text:span></text:p>
          <text:p text:style-name="P1"><text:span text:style-name="T1">O <text:s text:c="5"/></text:span></text:p>
          <text:p text:style-name="P1"><text:span text:style-name="T1">R <text:s text:c="5"/></text:span></text:p>
          <text:p text:style-name="P1"><text:span text:style-name="T1">E <text:s text:c="4"/></text:span></text:p>
        </draw:rect>
        <draw:custom-shape draw:style-name="gr2" draw:text-style-name="P3" draw:layer="layout" svg:width="1.5cm" svg:height="0.5cm" svg:x="13.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5cm" svg:height="0.5cm" svg:x="13.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5cm" svg:height="0.5cm" svg:x="13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0.5cm" svg:height="0.5cm" svg:x="4.5cm" svg:y="14.5cm">
          <text:p/>
          <draw:enhanced-geometry svg:viewBox="0 0 21600 21600" draw:text-areas="0 ?f0 ?f5 ?f2" draw:type="right-arrow" draw:modifiers="20390.5151890296 4828.742514970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0.5cm" svg:height="0.5cm" svg:x="4.5cm" svg:y="17.5cm">
          <text:p/>
          <draw:enhanced-geometry svg:viewBox="0 0 21600 21600" draw:text-areas="0 ?f0 ?f5 ?f2" draw:type="right-arrow" draw:modifiers="20390.5151890296 4828.742514970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3.5cm" svg:height="2.5cm" svg:x="15cm" svg:y="21cm">
          <text:p text:style-name="P1"><text:span text:style-name="T1">Circuito di</text:span></text:p>
          <text:p text:style-name="P1"><text:span text:style-name="T1">potenza con</text:span></text:p>
          <text:p text:style-name="P1"><text:span text:style-name="T1">ponte H L298</text:span></text:p>
        </draw:rect>
        <draw:rect draw:style-name="gr1" draw:text-style-name="P2" draw:layer="layout" svg:width="3.5cm" svg:height="2.5cm" svg:x="15cm" svg:y="25cm">
          <text:p text:style-name="P1"><text:span text:style-name="T1">Attuatore</text:span></text:p>
          <text:p text:style-name="P1"><text:span text:style-name="T1"/></text:p>
          <text:p text:style-name="P1"><text:span text:style-name="T1">(Motore DX e SX)</text:span></text:p>
        </draw:rect>
        <draw:custom-shape draw:style-name="gr2" draw:text-style-name="P3" draw:layer="layout" svg:width="0.5cm" svg:height="2cm" svg:x="16.5cm" svg:y="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5cm" svg:height="1.5cm" svg:x="16.5cm" svg:y="2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creator>Alessandro Cattapan</dc:creator>
    <dc:date>2008-05-19T17:22:26</dc:date>
    <meta:editing-cycles>17</meta:editing-cycles>
    <meta:editing-duration>PT35M4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